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0.008cm"/>
    </style:style>
    <style:style style:name="gr3" style:family="graphic" style:parent-style-name="standard">
      <style:graphic-properties svg:stroke-color="#000000" draw:fill-color="#000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54cm" svg:y1="0.711cm" svg:x2="2.54cm" svg:y2="4.495cm">
          <text:p/>
        </draw:line>
        <draw:custom-shape draw:style-name="gr2" draw:text-style-name="P2" draw:layer="layout" svg:width="1.016cm" svg:height="1.524cm" svg:x="2.032cm" svg:y="0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3" draw:text-style-name="P2" draw:layer="layout" svg:width="1.015cm" svg:height="0.764cm" draw:transform="skewX (-0.00593411945678072) rotate (-0.00541052068118322) translate (2.03199712169442cm 3.8045028417739cm)" svg:viewBox="0 0 1016 765" draw:points="0,5 508,765 1016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9-02-25T15:59:23.614000000</dc:date>
    <meta:editing-duration>PT19H55M43S</meta:editing-duration>
    <meta:editing-cycles>14</meta:editing-cycles>
    <meta:generator>LibreOffice/5.3.2.2$Windows_X86_64 LibreOffice_project/6cd4f1ef626f15116896b1d8e1398b56da0d0ee1</meta:generator>
    <meta:document-statistic meta:object-count="3"/>
  </office:meta>
</office:document-meta>
</file>